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2917in" style:rel-column-width="10715*"/>
    </style:style>
    <style:style style:name="Table2.B" style:family="table-column">
      <style:table-column-properties style:column-width="1.75in" style:rel-column-width="14517*"/>
    </style:style>
    <style:style style:name="Table2.C" style:family="table-column">
      <style:table-column-properties style:column-width="2.0583in" style:rel-column-width="17075*"/>
    </style:style>
    <style:style style:name="Table2.D" style:family="table-column">
      <style:table-column-properties style:column-width="2.8in" style:rel-column-width="2322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9in" table:align="margins"/>
    </style:style>
    <style:style style:name="Table1.A" style:family="table-column">
      <style:table-column-properties style:column-width="3.9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85b48" officeooo:paragraph-rsid="00185b48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85b48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b48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85b48" officeooo:paragraph-rsid="00185b48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1fa299" officeooo:paragraph-rsid="001fa299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21702f" officeooo:paragraph-rsid="0021702f"/>
    </style:style>
    <style:style style:name="P9" style:family="paragraph" style:parent-style-name="Text_20_body">
      <style:text-properties officeooo:paragraph-rsid="00235e75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24ef31" officeooo:paragraph-rsid="0024ef31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rsid="0025dfc2" officeooo:paragraph-rsid="0025dfc2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fo:font-weight="normal" officeooo:rsid="001fa299" officeooo:paragraph-rsid="001fa299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weight="normal" officeooo:rsid="0025dfc2" officeooo:paragraph-rsid="0028ca28" style:font-weight-asian="normal" style:font-weight-complex="normal"/>
    </style:style>
    <style:style style:name="P14" style:family="paragraph" style:parent-style-name="Text_20_body">
      <style:text-properties officeooo:rsid="00292482" officeooo:paragraph-rsid="00292482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2cb9c0" officeooo:paragraph-rsid="002cb9c0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309bd8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0113a3a" officeooo:paragraph-rsid="00309bd8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0ed678" officeooo:paragraph-rsid="00309bd8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007c423" officeooo:paragraph-rsid="00309bd8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00ae7c6" officeooo:paragraph-rsid="00309bd8"/>
    </style:style>
    <style:style style:name="P21" style:family="paragraph" style:parent-style-name="Text_20_body">
      <style:paragraph-properties fo:margin-top="0in" fo:margin-bottom="0in" style:contextual-spacing="false"/>
      <style:text-properties officeooo:rsid="000cac7d" officeooo:paragraph-rsid="00309bd8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0d7fd7" officeooo:paragraph-rsid="00309bd8"/>
    </style:style>
    <style:style style:name="P23" style:family="paragraph" style:parent-style-name="Text_20_body">
      <style:paragraph-properties fo:margin-top="0in" fo:margin-bottom="0in" style:contextual-spacing="false"/>
      <style:text-properties officeooo:rsid="000fbd48" officeooo:paragraph-rsid="00309bd8"/>
    </style:style>
    <style:style style:name="P24" style:family="paragraph" style:parent-style-name="Text_20_body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fo:background-color="transparent"/>
      <style:text-properties officeooo:paragraph-rsid="00309bd8"/>
    </style:style>
    <style:style style:name="P25" style:family="paragraph" style:parent-style-name="Heading_20_1">
      <style:paragraph-properties fo:margin-top="0in" fo:margin-bottom="0in" style:contextual-spacing="false"/>
      <style:text-properties officeooo:rsid="0000e4d6" officeooo:paragraph-rsid="002bd275"/>
    </style:style>
    <style:style style:name="P26" style:family="paragraph" style:parent-style-name="Heading_20_1">
      <style:paragraph-properties fo:margin-top="0in" fo:margin-bottom="0in" style:contextual-spacing="false"/>
      <style:text-properties officeooo:rsid="0000e4d6" officeooo:paragraph-rsid="001d3ef4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00e4d6" officeooo:paragraph-rsid="001fa299"/>
    </style:style>
    <style:style style:name="P28" style:family="paragraph" style:parent-style-name="Heading_20_1">
      <style:paragraph-properties fo:margin-top="0in" fo:margin-bottom="0in" style:contextual-spacing="false" fo:break-before="page"/>
      <style:text-properties officeooo:rsid="0000e4d6" officeooo:paragraph-rsid="0029b67c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0309bd8"/>
    </style:style>
    <style:style style:name="P30" style:family="paragraph" style:parent-style-name="Heading_20_1">
      <style:paragraph-properties fo:margin-top="0in" fo:margin-bottom="0in" style:contextual-spacing="false" fo:break-before="page"/>
      <style:text-properties officeooo:paragraph-rsid="00309bd8"/>
    </style:style>
    <style:style style:name="P31" style:family="paragraph" style:parent-style-name="Heading_20_1" style:list-style-name="">
      <style:paragraph-properties fo:margin-top="0in" fo:margin-bottom="0in" style:contextual-spacing="false"/>
      <style:text-properties officeooo:paragraph-rsid="00309bd8"/>
    </style:style>
    <style:style style:name="P32" style:family="paragraph" style:parent-style-name="Heading_20_1">
      <style:paragraph-properties fo:margin-top="0in" fo:margin-bottom="0in" style:contextual-spacing="false"/>
      <style:text-properties officeooo:rsid="00113a3a" officeooo:paragraph-rsid="00309bd8"/>
    </style:style>
    <style:style style:name="P33" style:family="paragraph" style:parent-style-name="Heading_20_2">
      <style:paragraph-properties fo:margin-top="0in" fo:margin-bottom="0in" style:contextual-spacing="false"/>
      <style:text-properties officeooo:paragraph-rsid="00309bd8"/>
    </style:style>
    <style:style style:name="P34" style:family="paragraph" style:parent-style-name="Heading_20_2">
      <style:paragraph-properties fo:margin-top="0in" fo:margin-bottom="0in" style:contextual-spacing="false"/>
      <style:text-properties officeooo:rsid="00113a3a" officeooo:paragraph-rsid="00309bd8"/>
    </style:style>
    <style:style style:name="P35" style:family="paragraph" style:parent-style-name="Heading_20_2">
      <style:paragraph-properties fo:margin-top="0in" fo:margin-bottom="0in" style:contextual-spacing="false"/>
      <style:text-properties officeooo:rsid="000ed678" officeooo:paragraph-rsid="00309bd8"/>
    </style:style>
    <style:style style:name="P36" style:family="paragraph" style:parent-style-name="Heading_20_2">
      <style:paragraph-properties fo:break-before="page"/>
      <style:text-properties officeooo:rsid="003b722b" officeooo:paragraph-rsid="003b722b"/>
    </style:style>
    <style:style style:name="P37" style:family="paragraph" style:parent-style-name="Table_20_Contents">
      <style:text-properties fo:font-size="18pt" officeooo:rsid="003b722b" officeooo:paragraph-rsid="003b722b"/>
    </style:style>
    <style:style style:name="P38" style:family="paragraph" style:parent-style-name="Table_20_Contents" style:list-style-name="L1">
      <style:text-properties fo:font-size="18pt" officeooo:rsid="003b722b" officeooo:paragraph-rsid="003b722b"/>
    </style:style>
    <style:style style:name="P39" style:family="paragraph" style:parent-style-name="Table_20_Contents" style:list-style-name="L1">
      <style:text-properties fo:font-size="18pt"/>
    </style:style>
    <style:style style:name="P40" style:family="paragraph" style:parent-style-name="Text_20_body" style:list-style-name="L2">
      <style:paragraph-properties fo:margin-top="0in" fo:margin-bottom="0in" style:contextual-spacing="false"/>
      <style:text-properties officeooo:rsid="001fa299" officeooo:paragraph-rsid="001fa299"/>
    </style:style>
    <style:style style:name="P41" style:family="paragraph" style:parent-style-name="Text_20_body" style:list-style-name="L3">
      <style:paragraph-properties fo:margin-top="0in" fo:margin-bottom="0in" style:contextual-spacing="false"/>
      <style:text-properties officeooo:rsid="0024ef31" officeooo:paragraph-rsid="0024ef31"/>
    </style:style>
    <style:style style:name="P42" style:family="paragraph" style:parent-style-name="Text_20_body" style:list-style-name="L4">
      <style:paragraph-properties fo:margin-top="0in" fo:margin-bottom="0in" style:contextual-spacing="false"/>
      <style:text-properties officeooo:paragraph-rsid="002cb9c0"/>
    </style:style>
    <style:style style:name="P43" style:family="paragraph" style:parent-style-name="Text_20_body" style:list-style-name="L4">
      <style:paragraph-properties fo:margin-top="0in" fo:margin-bottom="0in" style:contextual-spacing="false"/>
      <style:text-properties officeooo:rsid="002d9458" officeooo:paragraph-rsid="002d9458"/>
    </style:style>
    <style:style style:name="P44" style:family="paragraph" style:parent-style-name="Text_20_body" style:list-style-name="L4">
      <style:paragraph-properties fo:margin-top="0in" fo:margin-bottom="0in" style:contextual-spacing="false"/>
      <style:text-properties officeooo:rsid="002f2a02" officeooo:paragraph-rsid="002f2a02"/>
    </style:style>
    <style:style style:name="P45" style:family="paragraph" style:parent-style-name="Text_20_body" style:list-style-name="L5">
      <style:paragraph-properties fo:margin-top="0in" fo:margin-bottom="0in" style:contextual-spacing="false"/>
      <style:text-properties officeooo:rsid="0007c423" officeooo:paragraph-rsid="00309bd8"/>
    </style:style>
    <style:style style:name="P46" style:family="paragraph" style:parent-style-name="Text_20_body" style:list-style-name="L6">
      <style:paragraph-properties fo:margin-top="0in" fo:margin-bottom="0in" style:contextual-spacing="false"/>
      <style:text-properties officeooo:rsid="000cac7d" officeooo:paragraph-rsid="00309bd8"/>
    </style:style>
    <style:style style:name="P47" style:family="paragraph" style:parent-style-name="Text_20_body" style:list-style-name="L7">
      <style:paragraph-properties fo:margin-top="0in" fo:margin-bottom="0in" style:contextual-spacing="false"/>
      <style:text-properties officeooo:rsid="000cac7d" officeooo:paragraph-rsid="00309bd8"/>
    </style:style>
    <style:style style:name="P48" style:family="paragraph" style:parent-style-name="Text_20_body" style:list-style-name="L8">
      <style:paragraph-properties fo:margin-top="0in" fo:margin-bottom="0in" style:contextual-spacing="false"/>
      <style:text-properties officeooo:rsid="000d7fd7" officeooo:paragraph-rsid="00309bd8"/>
    </style:style>
    <style:style style:name="P49" style:family="paragraph" style:parent-style-name="Text_20_body" style:list-style-name="L9">
      <style:paragraph-properties fo:margin-top="0in" fo:margin-bottom="0in" style:contextual-spacing="false"/>
      <style:text-properties officeooo:rsid="000ae7c6" officeooo:paragraph-rsid="00309bd8"/>
    </style:style>
    <style:style style:name="P50" style:family="paragraph" style:parent-style-name="Text_20_body" style:list-style-name="L10">
      <style:paragraph-properties fo:margin-top="0in" fo:margin-bottom="0in" style:contextual-spacing="false"/>
      <style:text-properties officeooo:rsid="000ae7c6" officeooo:paragraph-rsid="00309bd8"/>
    </style:style>
    <style:style style:name="P51" style:family="paragraph" style:parent-style-name="Text_20_body" style:list-style-name="L11">
      <style:paragraph-properties fo:margin-top="0in" fo:margin-bottom="0in" style:contextual-spacing="false"/>
      <style:text-properties officeooo:rsid="000ae7c6" officeooo:paragraph-rsid="00309bd8"/>
    </style:style>
    <style:style style:name="P52" style:family="paragraph" style:parent-style-name="Text_20_body" style:list-style-name="L12" style:master-page-name="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style:page-number="auto" fo:background-color="transparent"/>
      <style:text-properties officeooo:rsid="00113a3a" officeooo:paragraph-rsid="00309bd8"/>
    </style:style>
    <style:style style:name="P53" style:family="paragraph" style:parent-style-name="Text_20_body" style:list-style-name="L12">
      <loext:graphic-properties draw:fill="none"/>
      <style:paragraph-properties fo:margin-left="0.4366in" fo:margin-right="0in" fo:margin-top="0in" fo:margin-bottom="0in" style:contextual-spacing="false" fo:line-height="115%" fo:text-indent="-0.25in" style:auto-text-indent="false" fo:background-color="transparent"/>
      <style:text-properties officeooo:rsid="00113a3a" officeooo:paragraph-rsid="00309bd8"/>
    </style:style>
    <style:style style:name="P54" style:family="paragraph" style:parent-style-name="Text_20_body" style:list-style-name="L13">
      <style:paragraph-properties fo:margin-top="0in" fo:margin-bottom="0in" style:contextual-spacing="false"/>
      <style:text-properties officeooo:rsid="000fbd48" officeooo:paragraph-rsid="00309bd8"/>
    </style:style>
    <style:style style:name="P55" style:family="paragraph" style:parent-style-name="Text_20_body">
      <style:paragraph-properties fo:margin-top="0in" fo:margin-bottom="0in" style:contextual-spacing="false"/>
      <style:text-properties officeooo:rsid="000ed678" officeooo:paragraph-rsid="00309bd8"/>
    </style:style>
    <style:style style:name="P56" style:family="paragraph" style:parent-style-name="Text_20_body" style:list-style-name="L18">
      <style:text-properties officeooo:paragraph-rsid="0034ce63"/>
    </style:style>
    <style:style style:name="P57" style:family="paragraph" style:parent-style-name="Text_20_body" style:list-style-name="L18">
      <style:text-properties fo:font-style="italic" officeooo:paragraph-rsid="0034ce63" style:font-style-asian="italic" style:font-style-complex="italic"/>
    </style:style>
    <style:style style:name="P58" style:family="paragraph" style:parent-style-name="Text_20_body" style:list-style-name="L18">
      <style:text-properties fo:font-style="normal" officeooo:rsid="0034ce63" officeooo:paragraph-rsid="0034ce63" style:font-style-asian="normal" style:font-style-complex="normal"/>
    </style:style>
    <style:style style:name="P59" style:family="paragraph" style:parent-style-name="Text_20_body" style:list-style-name="L18">
      <style:text-properties fo:font-style="normal" officeooo:rsid="0034ed72" officeooo:paragraph-rsid="0034ed72" style:font-style-asian="normal" style:font-style-complex="normal"/>
    </style:style>
    <style:style style:name="P60" style:family="paragraph" style:parent-style-name="Text_20_body">
      <style:text-properties fo:font-style="normal" officeooo:rsid="0034f50a" officeooo:paragraph-rsid="003afaff" style:font-style-asian="normal" style:font-style-complex="normal"/>
    </style:style>
    <style:style style:name="P61" style:family="paragraph" style:parent-style-name="Text_20_body" style:list-style-name="L18">
      <style:text-properties fo:font-style="normal" officeooo:rsid="00367791" officeooo:paragraph-rsid="00367791" style:font-style-asian="normal" style:font-style-complex="normal"/>
    </style:style>
    <style:style style:name="P62" style:family="paragraph" style:parent-style-name="Text_20_body" style:list-style-name="L18">
      <style:text-properties fo:font-style="normal" officeooo:rsid="003867f0" officeooo:paragraph-rsid="003867f0" style:font-style-asian="normal" style:font-style-complex="normal"/>
    </style:style>
    <style:style style:name="P63" style:family="paragraph" style:parent-style-name="Text_20_body">
      <style:text-properties fo:font-style="normal" officeooo:rsid="003cd531" officeooo:paragraph-rsid="003cd531" style:font-style-asian="normal" style:font-style-complex="normal"/>
    </style:style>
    <style:style style:name="P64" style:family="paragraph" style:parent-style-name="Text_20_body">
      <style:text-properties officeooo:paragraph-rsid="003b722b"/>
    </style:style>
    <style:style style:name="T1" style:family="text">
      <style:text-properties officeooo:rsid="00185b48"/>
    </style:style>
    <style:style style:name="T2" style:family="text">
      <style:text-properties officeooo:rsid="0019a0d2"/>
    </style:style>
    <style:style style:name="T3" style:family="text">
      <style:text-properties officeooo:rsid="0019c65c"/>
    </style:style>
    <style:style style:name="T4" style:family="text">
      <style:text-properties officeooo:rsid="001b7454"/>
    </style:style>
    <style:style style:name="T5" style:family="text">
      <style:text-properties officeooo:rsid="001d3ef4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fa2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8ca28"/>
    </style:style>
    <style:style style:name="T10" style:family="text">
      <style:text-properties officeooo:rsid="0029b67c"/>
    </style:style>
    <style:style style:name="T11" style:family="text">
      <style:text-properties officeooo:rsid="002bd275"/>
    </style:style>
    <style:style style:name="T12" style:family="text">
      <style:text-properties officeooo:rsid="002cb9c0"/>
    </style:style>
    <style:style style:name="T13" style:family="text">
      <style:text-properties officeooo:rsid="002d9458"/>
    </style:style>
    <style:style style:name="T14" style:family="text">
      <style:text-properties officeooo:rsid="00037c02"/>
    </style:style>
    <style:style style:name="T15" style:family="text">
      <style:text-properties officeooo:rsid="0007c423"/>
    </style:style>
    <style:style style:name="T16" style:family="text">
      <style:text-properties officeooo:rsid="00034aa6"/>
    </style:style>
    <style:style style:name="T17" style:family="text">
      <style:text-properties officeooo:rsid="000ae7c6"/>
    </style:style>
    <style:style style:name="T18" style:family="text">
      <style:text-properties officeooo:rsid="000ed678"/>
    </style:style>
    <style:style style:name="T19" style:family="text">
      <style:text-properties officeooo:rsid="0033f973"/>
    </style:style>
    <style:style style:name="T20" style:family="text">
      <style:text-properties officeooo:rsid="0034ce63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34ed72"/>
    </style:style>
    <style:style style:name="T23" style:family="text">
      <style:text-properties officeooo:rsid="0034fa3f"/>
    </style:style>
    <style:style style:name="T24" style:family="text">
      <style:text-properties officeooo:rsid="003afa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ody I techniki zarządzania</text:p>
      <text:h text:style-name="Heading_20_1" text:outline-level="1"><text:span text:style-name="T1">Ćwiczenia</text:span> 1 (2<text:span text:style-name="T1">1</text:span>/2/2024):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Zaliczenie: </text:p>
          </table:table-cell>
          <table:table-cell table:style-name="Table2.A1" office:value-type="string">
            <text:p text:style-name="P6">Zaliczenie z oceną</text:p>
          </table:table-cell>
          <table:table-cell table:style-name="Table2.A1" office:value-type="string">
            <text:p text:style-name="P3">Konsultacje w sem.:</text:p>
          </table:table-cell>
          <table:table-cell table:style-name="Table2.D1" office:value-type="string">
            <text:p text:style-name="P3"><text:span text:style-name="T1">C</text:span>z. 10:55<text:span text:style-name="T1">am</text:span>-11:40<text:span text:style-name="T1">am</text:span></text:p>
          </table:table-cell>
        </table:table-row>
        <table:table-row>
          <table:table-cell table:style-name="Table2.A2" office:value-type="string">
            <text:p text:style-name="P6">Prowadzący: </text:p>
          </table:table-cell>
          <table:table-cell table:style-name="Table2.A2" office:value-type="string">
            <text:p text:style-name="P2"><text:a xlink:type="simple" xlink:href="https://usosweb.tu.koszalin.pl/kontroler.php?_action=katalog2/osoby/pokazOsobe&amp;os_id=33434" text:style-name="Internet_20_link" text:visited-style-name="Visited_20_Internet_20_Link"><text:span text:style-name="T6">Artur Skrzycki</text:span></text:a></text:p>
          </table:table-cell>
          <table:table-cell table:style-name="Table2.A2" office:value-type="string">
            <text:p text:style-name="P3">Konsultacje w sesji:</text:p>
          </table:table-cell>
          <table:table-cell table:style-name="Table2.D2" office:value-type="string">
            <text:p text:style-name="P3">Śr <text:span text:style-name="T1">2</text:span>:00<text:span text:style-name="T1">pm</text:span>-<text:span text:style-name="T1">2</text:span>:45<text:span text:style-name="T1">pm</text:span></text:p>
          </table:table-cell>
        </table:table-row>
        <table:table-row>
          <table:table-cell table:style-name="Table2.A2" office:value-type="string">
            <text:p text:style-name="P5"><text:span text:style-name="T3">Numer</text:span>:</text:p>
          </table:table-cell>
          <table:table-cell table:style-name="Table2.A2" office:value-type="string">
            <text:p text:style-name="P5">509<text:span text:style-name="T2">_</text:span>959<text:span text:style-name="T2">_</text:span>686</text:p>
          </table:table-cell>
          <table:table-cell table:style-name="Table2.A2" office:value-type="string">
            <text:p text:style-name="P1"><text:span text:style-name="T5">e</text:span><text:span text:style-name="T4">m</text:span>ail:</text:p>
          </table:table-cell>
          <table:table-cell table:style-name="Table2.D2" office:value-type="string">
            <text:p text:style-name="P3">artur.skrzycki@tu.koszalin.pl</text:p>
          </table:table-cell>
        </table:table-row>
      </table:table>
      <text:p text:style-name="P4"/>
      <text:h text:style-name="P25" text:outline-level="1"><text:span text:style-name="T1">Ćwiczenia</text:span> <text:span text:style-name="T11">2</text:span> (2<text:span text:style-name="T11">1</text:span>/2/2024):</text:h>
      <text:p text:style-name="P4">...</text:p>
      <text:h text:style-name="P26" text:outline-level="1"><text:span text:style-name="T1">Ćwiczenia</text:span> <text:span text:style-name="T10">3</text:span> (<text:span text:style-name="T11">6</text:span>/<text:span text:style-name="T11">3</text:span>/2024):</text:h>
      <text:p text:style-name="Text_20_body">The Toyota Way. 14 Management Principles from the World's Greatest Manufacturer.</text:p>
      <text:p text:style-name="P9">Liker, Jeffrey. </text:p>
      <text:p text:style-name="P14">Рус: Дао Тойоты.</text:p>
      <text:p text:style-name="P9"/>
      <text:h text:style-name="P27" text:outline-level="1"><text:span text:style-name="T1">Ćwiczenia</text:span> <text:span text:style-name="T10">4</text:span> (<text:span text:style-name="T11">13</text:span>/<text:span text:style-name="T7">3</text:span>/2024):</text:h>
      <text:p text:style-name="P12">System</text:p>
      <text:p text:style-name="P7">Proces </text:p>
      <text:p text:style-name="P7">Struktura/Harmonogram</text:p>
      <text:p text:style-name="P7">Problemy menedżerskie</text:p>
      <text:list text:style-name="L2">
        <text:list-item>
          <text:p text:style-name="P40">Zakłocenia → Eliminatorem</text:p>
        </text:list-item>
        <text:list-item>
          <text:p text:style-name="P40">Możliwości → Wykorzystywania</text:p>
        </text:list-item>
      </text:list>
      <text:p text:style-name="P8">Proces podejmowania decyzji</text:p>
      <text:p text:style-name="P10"><text:span text:style-name="T8">Zarządznie</text:span>:</text:p>
      <text:list text:style-name="L3">
        <text:list-item>
          <text:p text:style-name="P41">osiaganie celów (realizacja zadań)</text:p>
        </text:list-item>
        <text:list-item>
          <text:p text:style-name="P41"><text:soft-page-break/>z ludzmi</text:p>
        </text:list-item>
      </text:list>
      <text:p text:style-name="P11">Kim jest menedżer?</text:p>
      <text:p text:style-name="P13">Osoba, która kieruje ludźmi, <text:span text:style-name="T9">osiąga z nimi cele </text:span>i odpowiada za ich działania.</text:p>
      <text:p text:style-name="P13"/>
      <text:h text:style-name="P28" text:outline-level="1"><text:span text:style-name="T1">Ćwiczenia</text:span> <text:span text:style-name="T10">5</text:span> (<text:span text:style-name="T10">20</text:span>/<text:span text:style-name="T7">3</text:span>/2024):</text:h>
      <text:p text:style-name="P15">14 zasad pracy fajola:</text:p>
      <text:list text:style-name="L4">
        <text:list-item>
          <text:p text:style-name="P42"><text:span text:style-name="T12">Division of work (Podział pracy/</text:span><text:span text:style-name="T13">odpowiedziałności</text:span><text:span text:style-name="T12">, multitasking)</text:span></text:p>
        </text:list-item>
        <text:list-item>
          <text:p text:style-name="P43">Autorytet</text:p>
        </text:list-item>
        <text:list-item>
          <text:p text:style-name="P44">Dyscyplyna (standarty pracy i ich konsekwencje stosowane)</text:p>
        </text:list-item>
      </text:list>
      <text:h text:style-name="P29" text:outline-level="1">Lekcja <text:span text:style-name="T14">5. </text:span><text:span text:style-name="T15">Planowanie</text:span><text:span text:style-name="T14"> <text:s/>(</text:span><text:span text:style-name="T15">27</text:span><text:span text:style-name="T14">/</text:span><text:span text:style-name="T16">3</text:span><text:span text:style-name="T14">/2024). <text:s/></text:span></text:h>
      <text:p text:style-name="P19">Planowanie składa się z:</text:p>
      <text:list text:style-name="L5">
        <text:list-item>
          <text:p text:style-name="P45">Gromadzenia informacji.</text:p>
        </text:list-item>
        <text:list-item>
          <text:p text:style-name="P45">Prognozowanie. (próby przewidzenia, jakie zmiany mogą zajść w otoczeniu organizacji, jakkie będą potrzeby i oczekiwania klientów, jakie będą trendy w branży, oraz jakie będą szanse i zagrożenia dla organizacji)</text:p>
        </text:list-item>
        <text:list-item>
          <text:p text:style-name="P45">Programowanie (dzałań). (wybór konkretnych działańL ustalenie celów, strategii, taktyk)</text:p>
        </text:list-item>
        <text:list-item>
          <text:p text:style-name="P45">Bilansowanie i optymalizacja planów. (kontrola realności, wykonalności oraz efektywności planów)</text:p>
        </text:list-item>
        <text:list-item>
          <text:p text:style-name="P45">Pomoc podległym organizacjom. (Przekazanie odpowiednich informacji, instrukcji i wsparcia niezbędnego do skutecznej realizacji działań zgodnie z ustalonymi planami)</text:p>
        </text:list-item>
      </text:list>
      <text:h text:style-name="P31" text:outline-level="1"/>
      <text:h text:style-name="P30" text:outline-level="1">Lekcja <text:span text:style-name="T17">6</text:span><text:span text:style-name="T14">. </text:span>Planowanie<text:span text:style-name="T14"> </text:span><text:span text:style-name="T17">w dystrybucji </text:span><text:span text:style-name="T14">(</text:span><text:span text:style-name="T17">3</text:span><text:span text:style-name="T14">/</text:span><text:span text:style-name="T17">4</text:span><text:span text:style-name="T14">/2024). <text:s/></text:span></text:h>
      <text:h text:style-name="P33" text:outline-level="2">Ardan:</text:h>
      <text:p text:style-name="P20">Proces tworzenia plany sprzedaży:</text:p>
      <text:list text:style-name="L6">
        <text:list-item>
          <text:p text:style-name="P46">Analiza danych sprzedaży</text:p>
        </text:list-item>
        <text:list-item>
          <text:p text:style-name="P46">Prognozowanie sprzedaży</text:p>
        </text:list-item>
        <text:list-item>
          <text:p text:style-name="P46">Wspołpraca z działem marketingu i logistyki</text:p>
        </text:list-item>
        <text:list-item>
          <text:p text:style-name="P46">Analiza konkurencji</text:p>
        </text:list-item>
        <text:list-item>
          <text:p text:style-name="P46">Uwzględnienie czynników</text:p>
        </text:list-item>
      </text:list>
      <text:p text:style-name="P21">Przykładowe żródła danych do tworzenia planu sprzedaży:</text:p>
      <text:list text:style-name="L7">
        <text:list-item>
          <text:p text:style-name="P47">Dane sprzedaży z poprzednich okresów</text:p>
        </text:list-item>
        <text:list-item>
          <text:p text:style-name="P47">Badnia rynkowe</text:p>
        </text:list-item>
        <text:list-item>
          <text:p text:style-name="P47">Prognozy ekonomiczne</text:p>
        </text:list-item>
        <text:list-item>
          <text:p text:style-name="P47">Dane marketingowe</text:p>
        </text:list-item>
        <text:list-item>
          <text:p text:style-name="P47">Dane konkurencyjne</text:p>
        </text:list-item>
        <text:list-item>
          <text:p text:style-name="P47">Dane demograficzne</text:p>
        </text:list-item>
      </text:list>
      <text:p text:style-name="P22">Tworzenie planu produkcji:</text:p>
      <text:list text:style-name="L8">
        <text:list-item>
          <text:p text:style-name="P48">analiza popytu/planu sprzedaży</text:p>
        </text:list-item>
        <text:list-item>
          <text:p text:style-name="P48">planowanie potrzeb materialowych <text:span text:style-name="T18">(MRP – material requirements product)</text:span></text:p>
        </text:list-item>
        <text:list-item>
          <text:p text:style-name="P48">określenie zdolności produktowych</text:p>
        </text:list-item>
        <text:list-item>
          <text:p text:style-name="P48">planowanie pracy – <text:span text:style-name="T18">HARMONOGRAM PRACY</text:span></text:p>
        </text:list-item>
        <text:list-item>
          <text:p text:style-name="P48">zarządzanie zapasami </text:p>
        </text:list-item>
        <text:list-item>
          <text:p text:style-name="P48">monitorowanie i kontrola</text:p>
        </text:list-item>
      </text:list>
      <text:h text:style-name="Heading_20_2" text:outline-level="2">UA party:</text:h>
      <text:p text:style-name="P20">Analiza potrzeb klienta</text:p>
      <text:list text:style-name="L9">
        <text:list-item>
          <text:p text:style-name="P49">Zbirania danych o potrzebach</text:p>
        </text:list-item>
        <text:list-item>
          <text:p text:style-name="P49">Personalizacja oferty</text:p>
        </text:list-item>
        <text:list-item>
          <text:p text:style-name="P49">Potrzeby klientów</text:p>
        </text:list-item>
      </text:list>
      <text:p text:style-name="P20">Kanaly dystrybucji</text:p>
      <text:list text:style-name="L10">
        <text:list-item>
          <text:p text:style-name="P50"><text:soft-page-break/>sprzedaż hurtowa </text:p>
        </text:list-item>
        <text:list-item>
          <text:p text:style-name="P50">sprzedaż internetowa </text:p>
        </text:list-item>
        <text:list-item>
          <text:p text:style-name="P50">sprzedaż detaliczna</text:p>
        </text:list-item>
      </text:list>
      <text:p text:style-name="P20">Zarządzanie zapasami</text:p>
      <text:p text:style-name="P16">...</text:p>
      <text:p text:style-name="P20">Logistyka dystrybucji</text:p>
      <text:list text:style-name="L11">
        <text:list-item>
          <text:p text:style-name="P51">Zarzadzanie transportem</text:p>
        </text:list-item>
        <text:list-item>
          <text:p text:style-name="P51">Optymizacja procesów logistycznych</text:p>
        </text:list-item>
        <text:list-item>
          <text:p text:style-name="P51">Kontrola jakości</text:p>
        </text:list-item>
      </text:list>
      <text:p text:style-name="P20">Technologie wspierające dystrybucje</text:p>
      <text:p text:style-name="P20">…</text:p>
      <text:h text:style-name="P32" text:outline-level="1">Zaopatrzenie:</text:h>
      <text:h text:style-name="P34" text:outline-level="2" text:is-list-header="true">Adran:</text:h>
      <text:p text:style-name="P17">Proces tworzenia olanu zaopatrzenia</text:p>
      <text:list text:style-name="L12">
        <text:list-item>
          <text:p text:style-name="P52">Zrozumianie wymogań operacyjnych działu zaopatrzenia</text:p>
        </text:list-item>
        <text:list-item>
          <text:p text:style-name="P53">Identyfikacja towarów/materialów, które należy poszukać oraz wymogane ilości.</text:p>
        </text:list-item>
        <text:list-item>
          <text:p text:style-name="P53">Analiza rynku dostawców i wybór odpowuedniej strategii zaopatrzenia</text:p>
        </text:list-item>
        <text:list-item>
          <text:p text:style-name="P53">Określenie odpowiednich poziomów zapasów, uwzględniając zmienność potytu, czas dostawy itp.</text:p>
        </text:list-item>
        <text:list-item>
          <text:p text:style-name="P53">Optymalizacja wielkości zamówień i częstotliwości dostaw</text:p>
        </text:list-item>
        <text:list-item>
          <text:p text:style-name="P53">Wybóe dostawcow z zgodnie z zapotzebowaniem oraz strategią</text:p>
        </text:list-item>
        <text:list-item>
          <text:p text:style-name="P53">Identyfikacja potencjalnych zagrożeń dla lancucha dostaw, takich jak opóżnenia w dostawcach, problemy z jakościa produktów otp. </text:p>
        </text:list-item>
        <text:list-item>
          <text:p text:style-name="P53">Opracowanie strategii zarządzania ryzykiem i planów awaryjnych.</text:p>
        </text:list-item>
      </text:list>
      <text:p text:style-name="P24"/>
      <text:h text:style-name="P35" text:outline-level="2">Formalewicz:</text:h>
      <text:p text:style-name="P18">Zaopatrzenie – operacja, celą ktorej jest dostarczenie towaru,</text:p>
      <text:p text:style-name="P23">jest procesem zapewniania niezbiednych środków, materialów lub usług aby móc prowadzić działalność lub zaspokająć określone potrzeby.</text:p>
      <text:p text:style-name="P23"><text:soft-page-break/></text:p>
      <text:p text:style-name="P23">Planowanie zaoptrzenia (co i ile potrzenujemy)</text:p>
      <text:list text:style-name="L13">
        <text:list-item>
          <text:p text:style-name="P54">Identyfikacja dostawców (kto jest na rynku i co proponuje)</text:p>
        </text:list-item>
        <text:list-item>
          <text:p text:style-name="P54">… (dalej realizacja)</text:p>
        </text:list-item>
      </text:list>
      <text:p text:style-name="P23"/>
      <text:p text:style-name="P23"/>
      <text:p text:style-name="P18">Efektywny system zaopatrzenia umożliwia firmom zaspokajanie potrzeb klientów, minimalizację kosztów i ryzyka oraz utrzymanie konkurencyjności na rynku.</text:p>
      <text:h text:style-name="Heading_20_1" text:outline-level="1"/>
      <text:h text:style-name="Heading_20_1" text:outline-level="1">(<text:span text:style-name="T19">17/4/2024</text:span>)</text:h>
      <text:p text:style-name="Text_20_body">Jedność kierunku (5 zasada Fajola) wymaga dobrze wdrożonej strategii/płanowania strategicznego</text:p>
      <text:h text:style-name="Heading_20_2" text:outline-level="2">Podejmowanie decyzji strategicznych</text:h>
      <text:list text:style-name="L18">
        <text:list-item>
          <text:p text:style-name="P56"><text:span text:style-name="T20">Wymaga przede wszystkim umiejętności poznawczo-analitycznych.</text:span></text:p>
          <text:p text:style-name="P57"><text:span text:style-name="T20">Efektem strategii miał być sukces.</text:span></text:p>
        </text:list-item>
        <text:list-item>
          <text:p text:style-name="P58">Jakie dane są name porzebne przy tworzeniu strategii <text:span text:style-name="T22">(na przykładzie World of Tanks):</text:span></text:p>
          <text:p text:style-name="P58">Mysosz znać teren – <text:span text:style-name="T21">ANALIZA MAPY</text:span> </text:p>
          <text:p text:style-name="P59">Musisz znac swój czołg – <text:span text:style-name="T21">ANALIZA NASZYCH MOŻLIWOŚCI</text:span> </text:p>
          <text:p text:style-name="P59">Musisz rozumieć swoją drużynę – <text:span text:style-name="T21">ANALIZA PARTNERÓW</text:span> </text:p>
          <text:p text:style-name="P59">Musisz rozpracować drużynę przeciwną – <text:span text:style-name="T21">ANALIZA RYWALI</text:span> </text:p>
        </text:list-item>
        <text:list-item>
          <text:p text:style-name="P61">Znajomość brąży.</text:p>
        </text:list-item>
        <text:list-item>
          <text:p text:style-name="P62">Konkurencja</text:p>
        </text:list-item>
      </text:list>
      <text:h text:style-name="Heading_20_2" text:outline-level="2">PESTI:</text:h>
      <text:p text:style-name="P60"><text:span text:style-name="T24">P</text:span><text:span text:style-name="T23">rawo </text:span><text:span text:style-name="T24">E</text:span>konomika <text:span text:style-name="T24">S</text:span>połeczeństwo <text:span text:style-name="T24">T</text:span>echnologie International</text:p>
      <text:p text:style-name="P60"/>
      <text:h text:style-name="P36" text:outline-level="2">Analiza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7">Wewnętrzna</text:p>
          </table:table-cell>
          <table:table-cell table:style-name="Table1.B1" office:value-type="string">
            <text:p text:style-name="P37">Zewnetrzna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38">Gap Analysis (analiza luk)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38">Poster Five (Six) Forces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8">VRIO Analysis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38">PEST (z odmianami)/ PESTI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8">McKinsey 75 Framework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38">Indystry Life Cycle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8">Core Competencies Analisis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38">Trajektorie Ewolucji Branży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38">BCG Matrix/GE McKinsey Matrix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header>
                <text:p text:style-name="P39"/>
              </text:list-header>
            </text:list>
          </table:table-cell>
        </table:table-row>
      </table:table>
      <text:p text:style-name="P64"/>
      <text:p text:style-name="P63">SWOT Analys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33f97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2pt" fo:font-weight="bold" officeooo:rsid="0000e4d6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34ce63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8:56:53.021803654</meta:creation-date>
    <meta:generator>LibreOffice/24.2.2.2$Linux_X86_64 LibreOffice_project/420$Build-2</meta:generator>
    <dc:date>2024-04-17T09:40:14.981720068</dc:date>
    <meta:editing-duration>PT1H38M57S</meta:editing-duration>
    <meta:editing-cycles>33</meta:editing-cycles>
    <meta:document-statistic meta:table-count="2" meta:image-count="0" meta:object-count="0" meta:page-count="7" meta:paragraph-count="130" meta:word-count="598" meta:character-count="4547" meta:non-whitespace-character-count="4116"/>
  </office:meta>
</office:document-meta>
</file>